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VC</text:p>
      <text:p text:style-name="Standard"/>
      <text:p text:style-name="Standard">Que veut dire </text:p>
      <text:p text:style-name="Standard"/>
      <text:p text:style-name="Standard">MVC</text:p>
      <text:p text:style-name="Standard"/>
      <text:p text:style-name="Standard">Model c'est ce qui va fournir les services de dataase c'est lui qui va interagir avec la DB.</text:p>
      <text:p text:style-name="Standard"/>
      <text:p text:style-name="Standard">Vue : On va retrouver les code HTML, les scripts client javascript jquery,... les images, on va retrouver surtout du frontend.<text:line-break/>On va également avoir du PHP, du php qui va pouvoir fournir des formes HTML<text:line-break/>Exemple : la classe form, elle fournit un service qui va balncer du HTML.</text:p>
      <text:p text:style-name="Standard">Donc des boucles en HTML pour pouvoir afficher des données</text:p>
      <text:p text:style-name="Standard"/>
      <text:p text:style-name="Standard">Controler : Il va avoir plusieurs casquettes, il va recevoir toutes les demandes.</text:p>
      <text:p text:style-name="Standard">A partir du moment ou vous avez un lien hypertext par exemple il doit pointer vers le controler.</text:p>
      <text:p text:style-name="Standard">Ou encore des formulaires.</text:p>
      <text:p text:style-name="Standard"/>
      <text:p text:style-name="Standard">Dans le dossier : </text:p>
      <text:p text:style-name="Standard"/>
      <text:p text:style-name="Standard">Le core.php sert a mettre tous le require.</text:p>
      <text:p text:style-name="Standard">Model qui va servir de base toute la config</text:p>
      <text:p text:style-name="Standard">Tabletest c'est la de dans qu'on varetrouver la classe qui va défnir la structure de la table qui s'appelle tabletest qui se retrouve en base de données.</text:p>
      <text:p text:style-name="Standard"/>
      <text:p text:style-name="Standard">Control/ core.php sert a faire le require. ( toutes les requetes qu'on a besoin par exemple : model/model.php)</text:p>
      <text:p text:style-name="Standard"/>
      <text:p text:style-name="Standard">Control/ index.php il va devoir faire un require du core.php, c'est un recepteur.</text:p>
      <text:p text:style-name="Standard"/>
      <text:p text:style-name="Standard">model/model.php lors de l'instanction il vient etablir la connexion a la base mySQL. Il se connecte sur le 1270001 a la base de données test.</text:p>
      <text:p text:style-name="Standard">On donc laconnexion a la base de données.</text:p>
      <text:p text:style-name="Standard">On lit ensuite la base de dnnées.</text:p>
      <text:p text:style-name="Standard">Model/tabletest.php</text:p>
      <text:p text:style-name="Standard"/>
      <text:p text:style-name="Standard">Vue/index.ph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9M10S</meta:editing-duration>
    <meta:editing-cycles>10</meta:editing-cycles>
    <meta:generator>OpenOffice/4.1.5$Win32 OpenOffice.org_project/415m1$Build-9789</meta:generator>
    <dc:date>2018-03-02T19:28:20.67</dc:date>
    <dc:creator>Axel Bauduin</dc:creator>
    <meta:document-statistic meta:table-count="0" meta:image-count="0" meta:object-count="0" meta:page-count="1" meta:paragraph-count="20" meta:word-count="239" meta:character-count="1343"/>
    <meta:user-defined meta:name="Info 1"/>
    <meta:user-defined meta:name="Info 2"/>
    <meta:user-defined meta:name="Info 3"/>
    <meta:user-defined meta:name="Info 4"/>
  </office:meta>
</office:document-meta>
</file>